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cm" fo:min-width="2.50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07cm" fo:min-width="2.50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4" style:family="graphic" style:parent-style-name="standard">
      <style:graphic-properties draw:fill-color="#f7d1d5" draw:textarea-horizontal-align="justify" draw:textarea-vertical-align="middle" draw:auto-grow-height="false" fo:min-height="9.2cm" fo:min-width="14.25cm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2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  <style:paragraph-properties style:writing-mode="lr-tb"/>
    </style:style>
    <style:style style:name="gr7" style:family="graphic" style:parent-style-name="standard">
      <style:graphic-properties draw:fill-color="#ffde59" draw:textarea-horizontal-align="justify" draw:textarea-vertical-align="middle" draw:auto-grow-height="false" fo:min-height="1.625cm" fo:min-width="1.751cm"/>
      <style:paragraph-properties style:writing-mode="lr-tb"/>
    </style:style>
    <style:style style:name="gr8" style:family="graphic" style:parent-style-name="objectwithoutfill">
      <style:graphic-properties svg:stroke-color="#158466" draw:marker-end="Extrémités_20_de_20_flèche_20_2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1.75cm"/>
      <style:paragraph-properties style:writing-mode="lr-tb"/>
    </style:style>
    <style:style style:name="gr10" style:family="graphic" style:parent-style-name="objectwithoutfill">
      <style:graphic-properties svg:stroke-color="#ff0000" draw:marker-end="Extrémités_20_de_20_flèche_20_2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8.5cm" fo:min-width="6.75cm"/>
    </style:style>
    <style:style style:name="gr12" style:family="graphic" style:parent-style-name="standard">
      <style:graphic-properties svg:stroke-color="#ffb66c" draw:textarea-horizontal-align="justify" draw:textarea-vertical-align="middle" draw:auto-grow-height="false" fo:min-height="5cm" fo:min-width="2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.5cm" fo:min-width="5.75cm"/>
      <style:paragraph-properties style:writing-mode="lr-tb"/>
    </style:style>
    <style:style style:name="gr15" style:family="graphic" style:parent-style-name="standard">
      <style:graphic-properties svg:stroke-color="#158466" draw:textarea-horizontal-align="justify" draw:textarea-vertical-align="middle" draw:auto-grow-height="false" fo:min-height="1cm" fo:min-width="4.75cm"/>
    </style:style>
    <style:style style:name="gr1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5cm" fo:min-width="1cm"/>
      <style:paragraph-properties style:writing-mode="lr-tb"/>
    </style:style>
    <style:style style:name="gr18" style:family="graphic" style:parent-style-name="objectwithoutfill">
      <style:graphic-properties draw:stroke="dash" draw:stroke-dash="Long_20_Dash" draw:marker-end="Extrémités_20_de_20_flèche_20_3" draw:marker-end-width="0.3cm" svg:stroke-linecap="butt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5cm" fo:min-width="1.25cm"/>
    </style:style>
    <style:style style:name="gr21" style:family="graphic" style:parent-style-name="standard">
      <style:graphic-properties svg:stroke-opacity="10%" draw:fill-color="#3faf46" draw:textarea-horizontal-align="justify" draw:textarea-vertical-align="middle" draw:auto-grow-height="false" fo:min-height="0.458cm" fo:min-width="0.208cm"/>
      <style:paragraph-properties style:writing-mode="lr-tb"/>
    </style:style>
    <style:style style:name="gr22" style:family="graphic" style:parent-style-name="standard" style:list-style-name="L2">
      <style:graphic-properties draw:fill-color="#ea7500" draw:textarea-horizontal-align="justify" draw:textarea-vertical-align="middle" draw:auto-grow-height="false" fo:min-height="0.875cm" fo:min-width="1.877cm"/>
      <style:paragraph-properties style:writing-mode="lr-tb"/>
    </style:style>
    <style:style style:name="gr23" style:family="graphic" style:parent-style-name="standard">
      <style:graphic-properties svg:stroke-color="#a7074b" draw:textarea-horizontal-align="justify" draw:textarea-vertical-align="middle" draw:auto-grow-height="false" fo:min-height="1cm" fo:min-width="1.07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7d1d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-color="#ffde59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1pt" style:font-size-asian="11pt" style:font-size-complex="11pt"/>
    </style:style>
    <style:style style:name="P14" style:family="paragraph">
      <style:paragraph-properties fo:text-align="center"/>
      <style:text-properties fo:color="#ed4c05" loext:opacity="100%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ed4c05" loext:opacity="100%" fo:font-size="10pt" style:font-size-asian="10pt" style:font-size-complex="10pt"/>
    </style:style>
    <style:style style:name="P16" style:family="paragraph">
      <loext:graphic-properties draw:fill-color="#bf819e"/>
      <style:paragraph-properties fo:text-align="center" style:writing-mode="lr-tb"/>
    </style:style>
    <style:style style:name="P17" style:family="paragraph">
      <style:paragraph-properties fo:text-align="center"/>
      <style:text-properties fo:color="#158466" loext:opacity="100%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158466" loext:opacity="100%" fo:font-size="10pt" style:font-size-asian="10pt" style:font-size-complex="10pt"/>
    </style:style>
    <style:style style:name="P19" style:family="paragraph">
      <style:paragraph-properties fo:text-align="center"/>
      <style:text-properties fo:font-size="6pt" style:font-size-asian="6pt" style:font-size-complex="6pt"/>
    </style:style>
    <style:style style:name="P20" style:family="paragraph"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loext:graphic-properties draw:fill-color="#3faf46"/>
      <style:paragraph-properties fo:text-align="center" style:writing-mode="lr-tb"/>
      <style:text-properties fo:font-size="13pt" style:font-size-asian="13pt" style:font-size-complex="13pt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3" style:family="paragraph">
      <loext:graphic-properties draw:fill-color="#ea7500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24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ed4c05" loext:opacity="100%" fo:font-size="10pt" style:font-size-asian="10pt" style:font-size-complex="10pt"/>
    </style:style>
    <style:style style:name="T9" style:family="text">
      <style:text-properties fo:color="#158466" loext:opacity="100%" fo:font-size="10pt" style:font-size-asian="10pt" style:font-size-complex="1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6cm" svg:x="1.251cm" svg:y="7.501cm">
          <text:p text:style-name="P1">Kafka</text:p>
          <text:p text:style-name="P1">Topic</text:p>
          <text:p text:style-name="P1"><text:span text:style-name="T1">http-request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cm" svg:height="4.25cm" svg:x="23.651cm" svg:y="4.201cm">
          <text:p text:style-name="P2">Kafka</text:p>
          <text:p text:style-name="P2">Topic</text:p>
          <text:p text:style-name="P1"><text:span text:style-name="T1">http-succes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cm" svg:height="4.25cm" svg:x="23.851cm" svg:y="11.351cm">
          <text:p text:style-name="P2">Kafka</text:p>
          <text:p text:style-name="P2">Topic</text:p>
          <text:p text:style-name="P1"><text:span text:style-name="T1">http-error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3" draw:layer="layout" svg:width="1.75cm" svg:height="0.806cm" svg:x="13.65cm" svg:y="5.8cm">
          <draw:text-box>
            <text:p><text:span text:style-name="T2">JVM</text:span></text:p>
          </draw:text-box>
        </draw:frame>
        <draw:custom-shape draw:style-name="gr4" draw:text-style-name="P4" draw:layer="layout" svg:width="14.75cm" svg:height="9.45cm" svg:x="7.5cm" svg:y="5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25cm" svg:height="4.5cm" svg:x="18.55cm" svg:y="6.3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75cm" svg:height="1.916cm" svg:x="19cm" svg:y="6.55cm">
          <draw:text-box>
            <text:p text:style-name="P6"><text:span text:style-name="T3">HTT</text:span><text:span text:style-name="T3">P</text:span></text:p>
            <text:p text:style-name="P6"><text:span text:style-name="T3"><text:s/></text:span><text:span text:style-name="T3">Sour</text:span><text:span text:style-name="T3">ce </text:span></text:p>
            <text:p text:style-name="P6"><text:span text:style-name="T3">conn</text:span><text:span text:style-name="T3">ector</text:span></text:p>
          </draw:text-box>
        </draw:frame>
        <draw:custom-shape draw:style-name="gr7" draw:text-style-name="P9" draw:layer="layout" svg:width="2.25cm" svg:height="3cm" svg:x="15.651cm" svg:y="7.801cm">
          <text:p text:style-name="P8"><text:span text:style-name="T4">In memory</text:span></text:p>
          <text:p text:style-name="P8"><text:span text:style-name="T5">named</text:span></text:p>
          <text:p text:style-name="P8"><text:span text:style-name="T4">queu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0" draw:layer="layout" svg:x1="17.9cm" svg:y1="9.616cm" svg:x2="19.2cm" svg:y2="9.616cm">
          <text:p/>
        </draw:line>
        <draw:custom-shape draw:style-name="gr9" draw:text-style-name="P11" draw:layer="layout" svg:width="2.25cm" svg:height="1.5cm" svg:x="19.2cm" svg:y="8.85cm">
          <text:p text:style-name="P11"><text:span text:style-name="T6">Success </text:span><text:span text:style-name="T2">?</text:span>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21.25cm" svg:y1="9cm" svg:x2="23.5cm" svg:y2="6.5cm">
          <text:p/>
        </draw:line>
        <draw:line draw:style-name="gr8" draw:text-style-name="P10" draw:layer="layout" svg:x1="20.75cm" svg:y1="10.5cm" svg:x2="23.5cm" svg:y2="13cm">
          <text:p/>
        </draw:line>
        <draw:line draw:style-name="gr10" draw:text-style-name="P10" draw:layer="layout" svg:x1="17.9cm" svg:y1="9.316cm" svg:x2="19.2cm" svg:y2="9.316cm">
          <text:p/>
        </draw:line>
        <draw:custom-shape draw:style-name="gr11" draw:text-style-name="P5" draw:layer="layout" svg:width="7.25cm" svg:height="8.75cm" svg:x="7.75cm" svg:y="5.75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2.75cm" svg:height="1.916cm" svg:x="9.455cm" svg:y="5.827cm">
          <draw:text-box>
            <text:p text:style-name="P12"><text:span text:style-name="T7">HTT</text:span><text:span text:style-name="T7">P</text:span></text:p>
            <text:p text:style-name="P12"><text:span text:style-name="T7"><text:s/></text:span><text:span text:style-name="T7">Sink </text:span></text:p>
            <text:p text:style-name="P12"><text:span text:style-name="T7">con</text:span><text:span text:style-name="T7">nect</text:span><text:span text:style-name="T7">or</text:span></text:p>
          </draw:text-box>
        </draw:frame>
        <draw:custom-shape draw:style-name="gr12" draw:text-style-name="P5" draw:layer="layout" svg:width="3cm" svg:height="5.25cm" svg:x="10.3cm" svg:y="7.5cm">
          <text:p/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1.495cm" svg:height="1.039cm" svg:x="11.055cm" svg:y="7.661cm">
          <draw:text-box>
            <text:p text:style-name="P14"><text:span text:style-name="T8">Retr</text:span><text:span text:style-name="T8">y</text:span></text:p>
          </draw:text-box>
        </draw:frame>
        <draw:custom-shape draw:style-name="gr14" draw:text-style-name="P16" draw:layer="layout" svg:width="6.25cm" svg:height="1.75cm" svg:x="10.25cm" svg:y="16.5cm">
          <text:p text:style-name="P1">website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5.25cm" svg:height="1.25cm" svg:x="8.5cm" svg:y="13cm">
          <text:p/>
          <draw:enhanced-geometry svg:viewBox="0 0 21600 21600" draw:type="rectangle" draw:enhanced-path="M 0 0 L 21600 0 21600 21600 0 21600 0 0 Z N"/>
        </draw:custom-shape>
        <draw:frame draw:style-name="gr13" draw:text-style-name="P18" draw:layer="layout" svg:width="1.495cm" svg:height="1.039cm" svg:x="10.456cm" svg:y="13.228cm">
          <draw:text-box>
            <text:p text:style-name="P17"><text:span text:style-name="T9">HTTP</text:span></text:p>
            <text:p text:style-name="P17"><text:span text:style-name="T9">Client</text:span></text:p>
          </draw:text-box>
        </draw:frame>
        <draw:line draw:style-name="gr16" draw:text-style-name="P10" draw:layer="layout" svg:x1="12.5cm" svg:y1="16.5cm" svg:x2="11.75cm" svg:y2="12.5cm">
          <text:p/>
        </draw:line>
        <draw:custom-shape draw:style-name="gr17" draw:text-style-name="P19" draw:layer="layout" svg:width="3cm" svg:height="1.5cm" svg:x="10.3cm" svg:y="11.05cm">
          <text:p text:style-name="P19"><text:span text:style-name="T10">Http response cod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10" draw:layer="layout" svg:x1="13.25cm" svg:y1="11.75cm" svg:x2="15.75cm" svg:y2="10cm">
          <text:p/>
        </draw:line>
        <draw:line draw:style-name="gr10" draw:text-style-name="P10" draw:layer="layout" svg:x1="13.067cm" svg:y1="11.654cm" svg:x2="15.5cm" svg:y2="9.25cm">
          <text:p/>
        </draw:line>
        <draw:line draw:style-name="gr16" draw:text-style-name="P10" draw:layer="layout" svg:x1="12.2cm" svg:y1="11.1cm" svg:x2="12.2cm" svg:y2="10.051cm">
          <text:p/>
        </draw:line>
        <draw:custom-shape draw:style-name="gr17" draw:text-style-name="P19" draw:layer="layout" svg:width="3cm" svg:height="1.5cm" svg:x="10.301cm" svg:y="8.551cm">
          <text:p text:style-name="P19"><text:span text:style-name="T10">Http response code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8" draw:text-style-name="P10" draw:layer="layout" svg:x1="11.45cm" svg:y1="10cm" svg:x2="11.45cm" svg:y2="11.25cm">
          <text:p/>
        </draw:line>
        <draw:frame draw:style-name="gr19" draw:text-style-name="P15" draw:layer="layout" svg:width="0.745cm" svg:height="0.645cm" svg:x="10.805cm" svg:y="10.05cm">
          <draw:text-box>
            <text:p text:style-name="P14"><text:span text:style-name="T8">?</text:span></text:p>
          </draw:text-box>
        </draw:frame>
        <draw:custom-shape draw:style-name="gr20" draw:text-style-name="P5" draw:layer="layout" svg:width="1.75cm" svg:height="5.25cm" svg:x="8cm" svg:y="7.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cm" svg:height="1cm" svg:x="7cm" svg:y="10.25cm">
          <text:p text:style-name="P20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draw:layer="layout" svg:width="2.751cm" svg:height="1.499cm" svg:x="4.45cm" svg:y="8.001cm">
          <text:p text:style-name="P22"><text:span text:style-name="T3">site.com</text:span></text:p>
          <text:p text:style-name="P22"><text:span text:style-name="T3">GET</text:span></text:p>
          <text:p text:style-name="P22"><text:span text:style-name="T3">/foo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6" draw:text-style-name="P10" draw:layer="layout" svg:x1="9cm" svg:y1="10.5cm" svg:x2="11.75cm" svg:y2="16.5cm">
          <text:p/>
        </draw:line>
        <draw:custom-shape draw:style-name="gr23" draw:text-style-name="P24" draw:layer="layout" svg:width="1.578cm" svg:height="1.25cm" svg:x="8.066cm" svg:y="9.25cm">
          <text:p text:style-name="P24"><text:span text:style-name="T11">transform</text:span></text:p>
          <text:p text:style-name="P24"><text:span text:style-name="T11"><text:s/></text:span><text:span text:style-name="T11">into http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0" draw:layer="layout" svg:x1="4cm" svg:y1="10cm" svg:x2="8cm" svg:y2="10cm">
          <text:p/>
        </draw:line>
        <draw:custom-shape draw:style-name="gr21" draw:text-style-name="P21" draw:layer="layout" svg:width="1cm" svg:height="1cm" svg:x="9cm" svg:y="12cm">
          <text:p text:style-name="P20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1cm" svg:height="1cm" svg:x="12.25cm" svg:y="12cm">
          <text:p text:style-name="P20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1cm" svg:height="1cm" svg:x="12.5cm" svg:y="10cm">
          <text:p text:style-name="P20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1" draw:layer="layout" svg:width="1cm" svg:height="1cm" svg:x="19.5cm" svg:y="10.5cm">
          <text:p text:style-name="P20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6T00:27:06.127960528</meta:creation-date>
    <dc:date>2022-12-06T01:01:51.548683358</dc:date>
    <meta:editing-duration>PT1M41S</meta:editing-duration>
    <meta:editing-cycles>3</meta:editing-cycles>
    <meta:generator>LibreOffice/7.3.7.2$Linux_X86_64 LibreOffice_project/30$Build-2</meta:generator>
    <meta:document-statistic meta:object-count="38"/>
  </office:meta>
</office:document-meta>
</file>